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textarea-vertical-align="middle" fo:min-height="15.375cm"/>
    </style:style>
    <style:style style:name="pr8" style:family="presentation" style:parent-style-name="Default-outline1">
      <style:graphic-properties draw:textarea-vertical-align="middle"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989cm"/>
    </style:style>
    <style:style style:name="pr11" style:family="presentation" style:parent-style-name="Default-outline1">
      <style:graphic-properties draw:textarea-vertical-align="middle" fo:min-height="14.111cm"/>
    </style:style>
    <style:style style:name="pr12" style:family="presentation" style:parent-style-name="Default-outline1">
      <style:graphic-properties draw:textarea-vertical-align="middle" fo:min-height="15.771cm"/>
    </style:style>
    <style:style style:name="pr13" style:family="presentation" style:parent-style-name="Default-outline1">
      <style:graphic-properties draw:textarea-vertical-align="middle" fo:min-height="15.643cm"/>
    </style:style>
    <style:style style:name="pr14" style:family="presentation" style:parent-style-name="Default-outline1">
      <style:graphic-properties draw:textarea-vertical-align="middle" fo:min-height="15.256cm"/>
    </style:style>
    <style:style style:name="pr15" style:family="presentation" style:parent-style-name="Default-outline1">
      <style:graphic-properties draw:textarea-vertical-align="middle" fo:min-height="14.531cm"/>
    </style:style>
    <style:style style:name="pr16" style:family="presentation" style:parent-style-name="Default-outline1">
      <style:graphic-properties draw:textarea-vertical-align="middle" fo:min-height="14.216cm"/>
    </style:style>
    <style:style style:name="pr17" style:family="presentation" style:parent-style-name="Default-outline1">
      <style:graphic-properties fo:min-height="13.859cm"/>
    </style:style>
    <style:style style:name="pr18" style:family="presentation" style:parent-style-name="Default-outline1">
      <style:graphic-properties draw:textarea-vertical-align="middle" fo:min-height="14.941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9" style:family="paragraph">
      <style:paragraph-properties fo:margin-top="0cm" fo:margin-bottom="0cm"/>
      <style:text-properties fo:font-size="20pt" style:font-size-asian="20pt" style:font-size-complex="20pt"/>
    </style:style>
    <style:style style:name="P10" style:family="paragraph">
      <style:paragraph-properties fo:margin-top="0cm" fo:margin-bottom="0cm"/>
      <style:text-properties fo:font-size="12pt" style:font-size-asian="12pt" style:font-size-complex="12pt"/>
    </style:style>
    <style:style style:name="P11" style:family="paragraph">
      <style:paragraph-properties fo:margin-top="0cm" fo:margin-bottom="0.298cm"/>
    </style:style>
    <style:style style:name="P12" style:family="paragraph">
      <style:paragraph-properties fo:margin-top="0cm" fo:margin-bottom="0cm"/>
      <style:text-properties fo:font-size="18pt" style:font-size-asian="18pt" style:font-size-complex="18pt"/>
    </style:style>
    <style:style style:name="P13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14" style:family="paragraph">
      <style:paragraph-properties fo:margin-top="0cm" fo:margin-bottom="0cm"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15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16" style:family="paragraph">
      <style:paragraph-properties fo:margin-top="0cm" fo:margin-bottom="0cm"/>
    </style:style>
    <style:style style:name="P17" style:family="paragraph">
      <style:paragraph-properties fo:margin-top="0cm" fo:margin-bottom="0cm" style:text-autospace="none"/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8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9" style:family="paragraph">
      <style:paragraph-properties fo:margin-top="0cm" fo:margin-bottom="0cm" style:text-autospace="none"/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20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" style:family="text">
      <style:text-properties fo:font-size="32pt"/>
    </style:style>
    <style:style style:name="T2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7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8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0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1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2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3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4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5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6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7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8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9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20" style:family="text">
      <style:text-properties fo:color="#000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1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2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3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4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5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6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7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8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9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30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1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2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3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4" style:family="text">
      <style:text-properties fo:color="#8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5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6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7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8" style:family="text">
      <style:text-properties fo:color="#0066cc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9" style:family="text">
      <style:text-properties fo:color="#ff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0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1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2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3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4" style:family="text">
      <style:text-properties fo:color="#000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5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6" style:family="text">
      <style:text-properties fo:color="#808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7" style:family="text">
      <style:text-properties fo:color="#008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48" style:family="text">
      <style:text-properties fo:color="#00008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9" style:family="text">
      <style:text-properties fo:color="#00000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0" style:family="text">
      <style:text-properties fo:color="#6a3e3e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1" style:family="text">
      <style:text-properties fo:color="#000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52" style:family="text">
      <style:text-properties fo:color="#000000" fo:font-family="Consolas" style:font-family-generic="swiss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53" style:family="text">
      <style:text-properties fo:color="#6a3e3e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54" style:family="text">
      <style:text-properties fo:color="#7f0055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808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6a3e3e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61" style:family="text">
      <style:text-properties fo:color="#000000" fo:font-family="Consolas" style:font-family-generic="swiss" style:font-pitch="fixed" fo:font-size="20pt" fo:font-style="italic" style:font-family-asian="Consolas" style:font-family-generic-asian="swiss" style:font-pitch-asian="fixed" style:font-size-asian="20pt" style:font-style-asian="italic" style:font-family-complex="Consolas" style:font-family-generic-complex="swiss" style:font-pitch-complex="fixed" style:font-size-complex="20pt" style:font-style-complex="italic"/>
    </style:style>
    <style:style style:name="T62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cc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size="20pt" style:font-size-asian="20pt" style:font-size-complex="20pt"/>
    </style:style>
    <style:style style:name="T71" style:family="text">
      <style:text-properties fo:color="#6a3e3e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>https://github.com/FrigoCoder/</text:a></text:span></text:p>
            <text:p><text:span text:style-name="T1"><text:a xlink:href="mailto:sandor.orosz@ibm.com">sandor.orosz@ibm.com</text:a></text:span></text:p>
            <text:p><text:span text:style-name="T1"><text:a xlink:href="mailto:frigocoder@gmail.com">frigocoder@gmail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2">&lt;</text:span><text:span text:style-name="T3">project</text:span><text:span text:style-name="T4"> </text:span><text:span text:style-name="T5">xmlns</text:span><text:span text:style-name="T6">=</text:span><text:span text:style-name="T7">"http://maven.apache.org/POM/4.0.0"</text:span><text:span text:style-name="T4"> </text:span></text:p>
            <text:p text:style-name="P2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maven.apache.org/POM/4.0.0 http://maven.apache.org/maven-v4_0_0.xsd"</text:span><text:span text:style-name="T2">&gt;</text:span></text:p>
            <text:p text:style-name="P2"><text:span text:style-name="T6"><text:s text:c="4"/></text:span><text:span text:style-name="T2">&lt;</text:span><text:span text:style-name="T3">modelVersion</text:span><text:span text:style-name="T2">&gt;</text:span><text:span text:style-name="T6">4.0.0</text:span><text:span text:style-name="T2">&lt;/</text:span><text:span text:style-name="T3">modelVersion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groupId</text:span><text:span text:style-name="T2">&gt;</text:span><text:span text:style-name="T8">frigo</text:span><text:span text:style-name="T2">&lt;/</text:span><text:span text:style-name="T3">groupId</text:span><text:span text:style-name="T2">&gt;</text:span></text:p>
            <text:p text:style-name="P2"><text:span text:style-name="T6"><text:s text:c="4"/></text:span><text:span text:style-name="T2">&lt;</text:span><text:span text:style-name="T3">artifactId</text:span><text:span text:style-name="T2">&gt;</text:span><text:span text:style-name="T8">cdi</text:span><text:span text:style-name="T2">&lt;/</text:span><text:span text:style-name="T3">artifactId</text:span><text:span text:style-name="T2">&gt;</text:span></text:p>
            <text:p text:style-name="P2"><text:span text:style-name="T6"><text:s text:c="4"/></text:span><text:span text:style-name="T2">&lt;</text:span><text:span text:style-name="T3">version</text:span><text:span text:style-name="T2">&gt;</text:span><text:span text:style-name="T6">1.0.0-SNAPSHOT</text:span><text:span text:style-name="T2">&lt;/</text:span><text:span text:style-name="T3">version</text:span><text:span text:style-name="T2">&gt;</text:span></text:p>
            <text:p text:style-name="P2"><text:span text:style-name="T6"><text:s text:c="4"/></text:span><text:span text:style-name="T2">&lt;</text:span><text:span text:style-name="T3">packaging</text:span><text:span text:style-name="T2">&gt;</text:span><text:span text:style-name="T6">war</text:span><text:span text:style-name="T2">&lt;/</text:span><text:span text:style-name="T3">packaging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6"><text:s text:c="8"/></text:span><text:span text:style-name="T2">&lt;</text:span><text:span text:style-name="T3">dependency</text:span><text:span text:style-name="T2">&gt;</text:span></text:p>
            <text:p text:style-name="P2"><text:span text:style-name="T6"><text:s text:c="12"/></text:span><text:span text:style-name="T2">&lt;</text:span><text:span text:style-name="T3">groupId</text:span><text:span text:style-name="T2">&gt;</text:span><text:span text:style-name="T8">javax</text:span><text:span text:style-name="T2">&lt;/</text:span><text:span text:style-name="T3">groupId</text:span><text:span text:style-name="T2">&gt;</text:span></text:p>
            <text:p text:style-name="P2"><text:span text:style-name="T6"><text:s text:c="12"/></text:span><text:span text:style-name="T2">&lt;</text:span><text:span text:style-name="T3">artifactId</text:span><text:span text:style-name="T2">&gt;</text:span><text:span text:style-name="T8">javaee</text:span><text:span text:style-name="T6">-</text:span><text:span text:style-name="T8">api</text:span><text:span text:style-name="T2">&lt;/</text:span><text:span text:style-name="T3">artifactId</text:span><text:span text:style-name="T2">&gt;</text:span></text:p>
            <text:p text:style-name="P2"><text:span text:style-name="T6"><text:s text:c="12"/></text:span><text:span text:style-name="T2">&lt;</text:span><text:span text:style-name="T3">version</text:span><text:span text:style-name="T2">&gt;</text:span><text:span text:style-name="T6">8.0.1</text:span><text:span text:style-name="T2">&lt;/</text:span><text:span text:style-name="T3">version</text:span><text:span text:style-name="T2">&gt;</text:span></text:p>
            <text:p text:style-name="P2"><text:span text:style-name="T6"><text:s text:c="8"/></text:span><text:span text:style-name="T2">&lt;/</text:span><text:span text:style-name="T3">dependency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/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2">&lt;/</text:span><text:span text:style-name="T3">project</text:span><text:span text:style-name="T2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2">&lt;</text:span><text:span text:style-name="T3">beans</text:span><text:span text:style-name="T4"> </text:span><text:span text:style-name="T5">xmlns</text:span><text:span text:style-name="T6">=</text:span><text:span text:style-name="T7">"http://xmlns.jcp.org/xml/ns/javaee"</text:span><text:span text:style-name="T4"> </text:span></text:p>
            <text:p text:style-name="P4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xmlns.jcp.org/xml/ns/javaee http://xmlns.jcp.org/xml/ns/javaee/beans_1_1.xsd"</text:span><text:span text:style-name="T4"> </text:span><text:span text:style-name="T5">bean-discovery-mode</text:span><text:span text:style-name="T6">=</text:span><text:span text:style-name="T7">"all"</text:span><text:span text:style-name="T2">&gt;</text:span></text:p>
            <text:p text:style-name="P4"><text:span text:style-name="T4"/></text:p>
            <text:p text:style-name="P4"><text:span text:style-name="T2">&lt;/</text:span><text:span text:style-name="T3">beans</text:span><text:span text:style-name="T2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cycle</text:p>
              </text:list-item>
              <text:list-item>
                <text:p>Manages contexte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HelloService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return</text:span><text:span text:style-name="T10"> </text:span><text:span text:style-name="T14">"Hello World!"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13">GreeterClient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hello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tService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</text:span><text:span text:style-name="T15">hello</text:span><text:span text:style-name="T10">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display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hello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0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EmailService</text:span><text:span text:style-name="T10"> </text:span><text:span text:style-name="T15">email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ndHello</text:span><text:span text:style-name="T10"> () {</text:span></text:p>
            <text:p text:style-name="P4"><text:span text:style-name="T10"><text:s text:c="8"/></text:span><text:span text:style-name="T15">email</text:span><text:span text:style-name="T10">.</text:span><text:span text:style-name="T19">send</text:span><text:span text:style-name="T10">(</text:span><text:span text:style-name="T15">hello</text:span><text:span text:style-name="T10">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type erasur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Hello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Email</text:span><text:span text:style-name="T10">&gt; </text:span><text:span text:style-name="T15">email</text:span><text:span text:style-name="T10">;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interface</text:span><text:span text:style-name="T10"> </text:span><text:span text:style-name="T21">HelloService</text:span><text:span text:style-name="T10"> {</text:span></text:p>
            <text:p text:style-name="P4"><text:span text:style-name="T10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;</text:span></text:p>
            <text:p text:style-name="P4"><text:span text:style-name="T10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8: Unsatisfied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1" draw:text-style-name="P9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9: Ambiguous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4"><text:s text:c="2"/></text:span><text:span text:style-name="T24">Possible dependencies: </text:span></text:p>
            <text:p text:style-name="P4"><text:span text:style-name="T24"><text:s text:c="2"/></text:span><text:span text:style-name="T24">- Managed Bean [class HungarianHelloService] with qualifiers [@Any @Default],</text:span></text:p>
            <text:p text:style-name="P4"><text:span text:style-name="T24"><text:s text:c="2"/></text:span><text:span text:style-name="T24">- Managed Bean [class EnglishHelloService] with qualifiers [@Any @Default]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16">@Qualifier</text:span></text:p>
            <text:p text:style-name="P4"><text:span text:style-name="T16">@Retention</text:span><text:span text:style-name="T10">(</text:span><text:span text:style-name="T34">RUNTIME</text:span><text:span text:style-name="T10">)</text:span></text:p>
            <text:p text:style-name="P4"><text:span text:style-name="T16">@Target</text:span><text:span text:style-name="T10">({</text:span><text:span text:style-name="T34">FIELD</text:span><text:span text:style-name="T10">, </text:span><text:span text:style-name="T34">TYPE</text:span><text:span text:style-name="T10">, </text:span><text:span text:style-name="T34">METHOD</text:span><text:span text:style-name="T10">, </text:span><text:span text:style-name="T34">PARAMETER</text:span><text:span text:style-name="T10">})</text:span></text:p>
            <text:p text:style-name="P4"><text:span text:style-name="T9">public</text:span><text:span text:style-name="T10"> </text:span><text:span text:style-name="T9">@interface</text:span><text:span text:style-name="T10"> </text:span><text:span text:style-name="T16">English</text:span><text:span text:style-name="T10"> {</text:span></text:p>
            <text:p text:style-name="P4"><text:span text:style-name="T10">}</text:span></text:p>
            <text:p text:style-name="P4"><text:span text:style-name="T10"/></text:p>
            <text:p text:style-name="P4"><text:span text:style-name="T16">@Qualifier</text:span></text:p>
            <text:p text:style-name="P4"><text:span text:style-name="T16">@Retention</text:span><text:span text:style-name="T10">(</text:span><text:span text:style-name="T34">RUNTIME</text:span><text:span text:style-name="T10">)</text:span></text:p>
            <text:p text:style-name="P4"><text:span text:style-name="T16">@Target</text:span><text:span text:style-name="T10">({</text:span><text:span text:style-name="T34">FIELD</text:span><text:span text:style-name="T10">, </text:span><text:span text:style-name="T34">TYPE</text:span><text:span text:style-name="T10">, </text:span><text:span text:style-name="T34">METHOD</text:span><text:span text:style-name="T10">, </text:span><text:span text:style-name="T34">PARAMETER</text:span><text:span text:style-name="T10">})</text:span></text:p>
            <text:p text:style-name="P4"><text:span text:style-name="T9">public</text:span><text:span text:style-name="T10"> </text:span><text:span text:style-name="T9">@interface</text:span><text:span text:style-name="T10"> </text:span><text:span text:style-name="T16">Hungarian</text:span><text:span text:style-name="T10"> {</text:span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12" draw:text-style-name="P9" draw:layer="layout" svg:width="25.199cm" svg:height="15.771cm" svg:x="1.4cm" svg:y="3.958cm" presentation:class="outline" presentation:user-transformed="true">
          <draw:text-box>
            <text:p text:style-name="P4"><text:span text:style-name="T31">@English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31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  <text:p text:style-name="P4"><text:span text:style-name="T27"/></text:p>
            <text:p text:style-name="P4"><text:span text:style-name="T31">@Hungaria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English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Hungarian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6">RUNTIME</text:span><text:span text:style-name="T27">)</text:span></text:p>
            <text:p text:style-name="P4"><text:span text:style-name="T31">@Target</text:span><text:span text:style-name="T27">({</text:span><text:span text:style-name="T36">FIELD</text:span><text:span text:style-name="T27">, </text:span><text:span text:style-name="T36">TYPE</text:span><text:span text:style-name="T27">, </text:span><text:span text:style-name="T36">METHOD</text:span><text:span text:style-name="T27">, </text:span><text:span text:style-name="T36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Languag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7">Languages</text:span><text:span text:style-name="T27"> </text:span><text:span text:style-name="T32">value</text:span><text:span text:style-name="T27"> ()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enum</text:span><text:span text:style-name="T27"> </text:span><text:span text:style-name="T37">Languages</text:span><text:span text:style-name="T27"> {</text:span></text:p>
            <text:p text:style-name="P4"><text:span text:style-name="T30"/></text:p>
            <text:p text:style-name="P4"><text:span text:style-name="T27"><text:s text:c="8"/></text:span><text:span text:style-name="T36">ENGLISH</text:span><text:span text:style-name="T27">,</text:span></text:p>
            <text:p text:style-name="P4"><text:span text:style-name="T27"><text:s text:c="8"/></text:span><text:span text:style-name="T36">HUNGARIAN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12" draw:text-style-name="P9" draw:layer="layout" svg:width="25.199cm" svg:height="15.771cm" svg:x="1.4cm" svg:y="3.95cm" presentation:class="outline" presentation:user-transformed="true">
          <draw:text-box>
            <text:p text:style-name="P4"><text:span text:style-name="T31">@Language</text:span><text:span text:style-name="T27">(</text:span><text:span text:style-name="T36">ENGLISH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Language</text:span><text:span text:style-name="T27">(</text:span><text:span text:style-name="T36">HUNGARIA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5" draw:text-style-name="P9" draw:layer="layout" svg:width="25.199cm" svg:height="13.859cm" svg:x="1.4cm" svg:y="5.455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6">ENGLISH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6">HUNGARIAN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Console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 mismatch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31">@Secured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38">org.jboss.weld.exceptions.DeploymentException</text:span><text:span text:style-name="T39">: WELD-001408: Unsatisfied dependencies for type HelloService with qualifiers @Secured @English @Console</text:span></text:p>
            <text:p text:style-name="P4"><text:span text:style-name="T40"><text:s text:c="2"/></text:span><text:span text:style-name="T40">at injection point [BackedAnnotatedField] @Inject @English @Console @Secured private GreeterClient.hello</text:span></text:p>
            <text:p text:style-name="P4"><text:span text:style-name="T40"><text:s text:c="2"/></text:span><text:span text:style-name="T40">at GreeterClient.hello(</text:span><text:span text:style-name="T38">GreeterClient.java:0</text:span><text:span text:style-name="T40">)</text:span></text:p>
            <text:p text:style-name="P4"><text:span text:style-name="T40">WELD-001475: The following beans match by type, but none have matching qualifiers:</text:span></text:p>
            <text:p text:style-name="P4"><text:span text:style-name="T40"><text:s text:c="2"/></text:span><text:span text:style-name="T40">- Managed Bean [class HungarianHelloService] with qualifiers [@Secured @Hungarian @Any],</text:span></text:p>
            <text:p text:style-name="P4"><text:span text:style-name="T40"><text:s text:c="2"/></text:span><text:span text:style-name="T40">- Managed Bean [class EnglishHelloService] with qualifiers [@Secured @English @Any]</text:span></text:p>
            <text:p text:style-name="P4"><text:span text:style-name="T4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rved qualifiers</text:p>
          </draw:text-box>
        </draw:frame>
        <draw:frame presentation:style-name="pr13" draw:text-style-name="P11" draw:layer="layout" svg:width="25.199cm" svg:height="15.643cm" svg:x="1.4cm" svg:y="4.914cm" presentation:class="outline" presentation:user-transformed="true">
          <draw:text-box>
            <text:list text:style-name="L2">
              <text:list-item>
                <text:p>@Any</text:p>
                <text:list>
                  <text:list-item>
                    <text:p>Present on all beans except @New</text:p>
                  </text:list-item>
                  <text:list-item>
                    <text:p>Can be used to query all implementations of a type</text:p>
                  </text:list-item>
                </text:list>
              </text:list-item>
              <text:list-item>
                <text:p>@Default</text:p>
                <text:list>
                  <text:list-item>
                    <text:p>Present on all beans except @Named</text:p>
                  </text:list-item>
                </text:list>
              </text:list-item>
              <text:list-item>
                <text:p>@Named</text:p>
                <text:list>
                  <text:list-item>
                    <text:p>Exposes the bean for JSF, JSP, EL</text:p>
                  </text:list-item>
                </text:list>
              </text:list-item>
              <text:list-item>
                <text:p>@New</text:p>
                <text:list>
                  <text:list-item>
                    <text:p>Used to obtain a new bean on demand.</text:p>
                  </text:list-item>
                  <text:list-item>
                    <text:p>Deprec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atic lookup<text:line-break/>or lazy injection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check of bean existenc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if</text:span><text:span text:style-name="T10">( </text:span><text:span text:style-name="T15">hello</text:span><text:span text:style-name="T10">.isResolvable() ){</text:span></text:p>
            <text:p text:style-name="P4"><text:span text:style-name="T10"><text:s text:c="12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nce&lt;T&gt; is iterable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Any</text:span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services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for</text:span><text:span text:style-name="T10">( </text:span><text:span text:style-name="T21">HelloService</text:span><text:span text:style-name="T10"> </text:span><text:span text:style-name="T17">service</text:span><text:span text:style-name="T10"> : </text:span><text:span text:style-name="T15">services</text:span><text:span text:style-name="T10"> ){</text:span></text:p>
            <text:p text:style-name="P4"><text:span text:style-name="T10"><text:s text:c="12"/></text:span><text:span text:style-name="T19">display</text:span><text:span text:style-name="T10">(</text:span><text:span text:style-name="T18">service</text:span><text:span text:style-name="T10">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selection of qualifier</text:p>
          </draw:text-box>
        </draw:frame>
        <draw:frame presentation:style-name="pr5" draw:text-style-name="P12" draw:layer="layout" svg:width="25.199cm" svg:height="13.859cm" svg:x="1.4cm" svg:y="4.913cm" presentation:class="outline" presentation:user-transformed="true">
          <draw:text-box>
            <text:p text:style-name="P4"><text:span text:style-name="T42">public</text:span><text:span text:style-name="T43"> </text:span><text:span text:style-name="T42">class</text:span><text:span text:style-name="T43"> </text:span><text:span text:style-name="T44">GreeterClient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Any</text:span></text:p>
            <text:p text:style-name="P4"><text:span text:style-name="T43"><text:s text:c="4"/></text:span><text:span text:style-name="T46">@Inject</text:span></text:p>
            <text:p text:style-name="P4"><text:span text:style-name="T43"><text:s text:c="4"/></text:span><text:span text:style-name="T42">private</text:span><text:span text:style-name="T43"> </text:span><text:span text:style-name="T47">Instance</text:span><text:span text:style-name="T43">&lt;</text:span><text:span text:style-name="T47">HelloService</text:span><text:span text:style-name="T43">&gt; </text:span><text:span text:style-name="T48">services</text:span><text:span text:style-name="T43">;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hello</text:span><text:span text:style-name="T43"> () {</text:span></text:p>
            <text:p text:style-name="P4"><text:span text:style-name="T43"><text:s text:c="8"/></text:span><text:span text:style-name="T47">Annotation</text:span><text:span text:style-name="T43"> </text:span><text:span text:style-name="T50">qualifier</text:span><text:span text:style-name="T43"> = </text:span><text:span text:style-name="T42">new</text:span><text:span text:style-name="T43"> </text:span><text:span text:style-name="T51">AnnotationLiteral</text:span><text:span text:style-name="T43">&lt;</text:span><text:span text:style-name="T46">English</text:span><text:span text:style-name="T43">&gt;() {};</text:span></text:p>
            <text:p text:style-name="P4"><text:span text:style-name="T43"><text:s text:c="8"/></text:span><text:span text:style-name="T47">HelloService</text:span><text:span text:style-name="T43"> </text:span><text:span text:style-name="T50">service</text:span><text:span text:style-name="T43"> = </text:span><text:span text:style-name="T48">services</text:span><text:span text:style-name="T43">.</text:span><text:span text:style-name="T52">select</text:span><text:span text:style-name="T43">(</text:span><text:span text:style-name="T53">qualifier</text:span><text:span text:style-name="T43">).</text:span><text:span text:style-name="T52">get</text:span><text:span text:style-name="T43">();</text:span></text:p>
            <text:p text:style-name="P4"><text:span text:style-name="T43"><text:s text:c="8"/></text:span><text:span text:style-name="T52">display</text:span><text:span text:style-name="T43">(</text:span><text:span text:style-name="T53">service</text:span><text:span text:style-name="T43">.</text:span><text:span text:style-name="T52">hello</text:span><text:span text:style-name="T43">());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ilt-in scopes based loosely on servlets.</text:p>
                <text:list>
                  <text:list-item>
                    <text:p>@Dependent</text:p>
                  </text:list-item>
                  <text:list-item>
                    <text:p>@ApplicationScoped</text:p>
                  </text:list-item>
                  <text:list-item>
                    <text:p>@SessionScoped</text:p>
                  </text:list-item>
                  <text:list-item>
                    <text:p>@RequestScoped</text:p>
                  </text:list-item>
                  <text:list-item>
                    <text:p>@ConversationScoped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Dependent</text:p>
          </draw:text-box>
        </draw:frame>
        <draw:frame presentation:style-name="pr14" draw:layer="layout" svg:width="25.199cm" svg:height="15.256cm" svg:x="1.4cm" svg:y="4.216cm" presentation:class="outline" presentation:user-transformed="true">
          <draw:text-box>
            <text:list text:style-name="L2">
              <text:list-item>
                <text:p>Default scope</text:p>
              </text:list-item>
              <text:list-item>
                <text:p>Bean lifecycle is same where it is injected</text:p>
              </text:list-item>
              <text:list-item>
                <text:p>Pseudo-scope, injected directly, not proxied</text:p>
              </text:list-item>
            </text:list>
            <text:p text:style-name="P4"><text:span text:style-name="T54"/></text:p>
            <text:p text:style-name="P4"><text:span text:style-name="T54">public</text:span><text:span text:style-name="T55"> </text:span><text:span text:style-name="T54">class</text:span><text:span text:style-name="T55"> </text:span><text:span text:style-name="T56">RecordDatabase</text:span><text:span text:style-name="T57"> {</text:span></text:p>
            <text:p text:style-name="P4"><text:span text:style-name="T57"><text:s text:c="4"/></text:span><text:span text:style-name="T57">...</text:span></text:p>
            <text:p text:style-name="P4"><text:span text:style-name="T57">}</text:span></text:p>
            <text:p text:style-name="P4"><text:span text:style-name="T57"/></text:p>
            <text:p text:style-name="P4"><text:span text:style-name="T57">@ApplicationScoped</text:span></text:p>
            <text:p text:style-name="P4"><text:span text:style-name="T54">public</text:span><text:span text:style-name="T57"> </text:span><text:span text:style-name="T54">class</text:span><text:span text:style-name="T57"> </text:span><text:span text:style-name="T56">RecordService</text:span><text:span text:style-name="T57"> {</text:span></text:p>
            <text:p text:style-name="P4"><text:span text:style-name="T57"/></text:p>
            <text:p text:style-name="P4"><text:span text:style-name="T57"><text:s text:c="4"/></text:span><text:span text:style-name="T58">@Inject</text:span></text:p>
            <text:p text:style-name="P4"><text:span text:style-name="T57"><text:s text:c="4"/></text:span><text:span text:style-name="T54">private</text:span><text:span text:style-name="T57"> </text:span><text:span text:style-name="T56">RecordDatabase</text:span><text:span text:style-name="T57"> </text:span><text:span text:style-name="T59">database</text:span><text:span text:style-name="T57">;</text:span></text:p>
            <text:p text:style-name="P4"><text:span text:style-name="T57"/></text:p>
            <text:p text:style-name="P4"><text:span text:style-name="T5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the entire application</text:p>
              </text:list-item>
              <text:list-item>
                <text:p>All users share the same instance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Databas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ogEvent</text:span><text:span text:style-name="T27"> (</text:span><text:span text:style-name="T28">String</text:span><text:span text:style-name="T27"> </text:span><text:span text:style-name="T60">event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user session</text:p>
              </text:list-item>
              <text:list-item>
                <text:p>Needs to be serializable</text:p>
              </text:list-item>
            </text:list>
            <text:p text:style-name="P4"><text:span text:style-name="T31"/></text:p>
            <text:p text:style-name="P4"><text:span text:style-name="T31">@Sess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ShoppingCart</text:span><text:span text:style-name="T27"> </text:span><text:span text:style-name="T26">implements</text:span><text:span text:style-name="T27"> </text:span><text:span text:style-name="T29">Serializabl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Item</text:span><text:span text:style-name="T27"> (</text:span><text:span text:style-name="T28">Item</text:span><text:span text:style-name="T27"> </text:span><text:span text:style-name="T60">item</text:span><text:span text:style-name="T27">) {</text:span></text:p>
            <text:p text:style-name="P4"><text:span text:style-name="T27"><text:s text:c="8"/></text:span><text:span text:style-name="T61">doSomething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only one request</text:p>
              </text:list-item>
            </text:list>
            <text:p text:style-name="P4"><text:span text:style-name="T31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AuthCheck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heckAuth</text:span><text:span text:style-name="T27"> (</text:span><text:span text:style-name="T28">String</text:span><text:span text:style-name="T27"> </text:span><text:span text:style-name="T60">user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d for JSF conversation</text:p>
              </text:list-item>
              <text:list-item>
                <text:p>Lives through one browser window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ingleton</text:p>
          </draw:text-box>
        </draw:frame>
        <draw:frame presentation:style-name="pr15" draw:layer="layout" svg:width="25.199cm" svg:height="14.531cm" svg:x="1.4cm" svg:y="4.578cm" presentation:class="outline" presentation:user-transformed="true">
          <draw:text-box>
            <text:list text:style-name="L2">
              <text:list-item>
                <text:p>Lives through JVM</text:p>
              </text:list-item>
              <text:list-item>
                <text:p>Pseudo-scope, injected directly, not proxied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4"><text:span text:style-name="T31"/></text:p>
            <text:p text:style-name="P4"><text:span text:style-name="T31">@Singleto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andomGenerato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int</text:span><text:span text:style-name="T27"> </text:span><text:span text:style-name="T32">nextInt</text:span><text:span text:style-name="T27"> () {</text:span></text:p>
            <text:p text:style-name="P4"><text:span text:style-name="T30"><text:s text:c="8"/></text:span><text:span text:style-name="T30">...</text:span></text:p>
            <text:p text:style-name="P4"><text:span text:style-name="T27"><text:s text:c="4"/></text:span><text:span text:style-name="T27">}</text:span></text:p>
            <text:p text:style-name="P4"><text:span text:style-name="T27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ope mix and match</text:p>
          </draw:text-box>
        </draw:frame>
        <draw:frame presentation:style-name="pr16" draw:layer="layout" svg:width="25.199cm" svg:height="14.216cm" svg:x="1.4cm" svg:y="6.63cm" presentation:class="outline" presentation:user-transformed="true">
          <draw:text-box>
            <text:list text:style-name="L2">
              <text:list-item>
                <text:p>Different scoped beans can be used together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LoginName</text:span><text:span text:style-name="T27"> </text:span><text:span text:style-name="T35">name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inName</text:span><text:span text:style-name="T27"> {</text:span></text:p>
            <text:p text:style-name="P4"><text:span text:style-name="T30"><text:s text:c="4"/></text:span><text:span text:style-name="T30">...</text:span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class name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text:span text:style-name="T30">}</text:span></text:p>
            <text:p text:style-name="P4"><text:span text:style-name="T30"/></text:p>
            <text:p text:style-name="P4"><text:span text:style-name="T58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User</text:span><text:span text:style-name="T27"> </text:span><text:span text:style-name="T35">user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62"><text:s text:c="8"/></text:span><text:span text:style-name="T63">// user.getClass() is</text:span></text:p>
            <text:p text:style-name="P4"><text:span text:style-name="T63"><text:s text:c="8"/></text:span><text:span text:style-name="T63">// org.jboss.weld.proxies.User$</text:span><text:span text:style-name="T64">Proxy</text:span><text:span text:style-name="T65">$_$$_WeldClientProxy</text:span></text:p>
            <text:p text:style-name="P4"><text:span text:style-name="T27"><text:s text:c="4"/></text:span><text:span text:style-name="T27">}</text:span></text:p>
            <text:p text:style-name="P4"><text:span text:style-name="T30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ublic fields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66">org.jboss.weld.exceptions.DefinitionException</text:span><text:span text:style-name="T67">: WELD-000075: Normal scoped managed bean implementation class has a public field: <text:s/>[EnhancedAnnotatedFieldImpl] public User.n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rotected fields</text:p>
          </draw:text-box>
        </draw:frame>
        <draw:frame presentation:style-name="pr18" draw:text-style-name="P9" draw:layer="layout" svg:width="25.199cm" svg:height="14.941cm" svg:x="1.4cm" svg:y="4.363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27"><text:s text:c="4"/></text:span><text:span text:style-name="T26">protected</text:span><text:span text:style-name="T27"> </text:span><text:span text:style-name="T26">int</text:span><text:span text:style-name="T27"> </text:span><text:span text:style-name="T35">id</text:span><text:span text:style-name="T27">;</text:span></text:p>
            <text:p text:style-name="P4"><text:span text:style-name="T27"><text:s text:c="4"/></text:span><text:span text:style-name="T26">protected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4"><text:span text:style-name="T30">}</text:span></text:p>
            <text:p text:style-name="P4"><text:span text:style-name="T27"/></text:p>
            <text:p text:style-name="P4"><text:span text:style-name="T58">@ApplicationScoped</text:span></text:p>
            <text:p text:style-name="P4"><text:span text:style-name="T54">public</text:span><text:span text:style-name="T68"> </text:span><text:span text:style-name="T54">class</text:span><text:span text:style-name="T68"> </text:span><text:span text:style-name="T56">GreeterClient</text:span><text:span text:style-name="T68"> {</text:span></text:p>
            <text:p text:style-name="P4"><text:span text:style-name="T54"/></text:p>
            <text:p text:style-name="P4"><text:span text:style-name="T68"><text:s text:c="4"/></text:span><text:span text:style-name="T58">@Inject</text:span></text:p>
            <text:p text:style-name="P4"><text:span text:style-name="T68"><text:s text:c="4"/></text:span><text:span text:style-name="T54">private</text:span><text:span text:style-name="T68"> </text:span><text:span text:style-name="T56">User</text:span><text:span text:style-name="T68"> </text:span><text:span text:style-name="T56">user</text:span><text:span text:style-name="T68">;</text:span></text:p>
            <text:p text:style-name="P4"><text:span text:style-name="T54"/></text:p>
            <text:p text:style-name="P4"><text:span text:style-name="T68"><text:s text:c="4"/></text:span><text:span text:style-name="T54">public</text:span><text:span text:style-name="T68"> </text:span><text:span text:style-name="T54">void</text:span><text:span text:style-name="T68"> greet () {</text:span></text:p>
            <text:p text:style-name="P4"><text:span text:style-name="T68"><text:s text:c="8"/></text:span><text:span text:style-name="T69">// user.id is 0</text:span></text:p>
            <text:p text:style-name="P4"><text:span text:style-name="T68"><text:s text:c="8"/></text:span><text:span text:style-name="T69">// user.name is null</text:span></text:p>
            <text:p text:style-name="P4"><text:span text:style-name="T54"><text:s text:c="4"/></text:span><text:span text:style-name="T54">}</text:span></text:p>
            <text:p text:style-name="P4"><text:span text:style-name="T54"/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14"><text:span text:style-name="T26">public</text:span><text:span text:style-name="T32"> </text:span><text:span text:style-name="T26">class</text:span><text:span text:style-name="T32"> </text:span><text:span text:style-name="T28">DatabaseProducer</text:span><text:span text:style-name="T32"> {</text:span></text:p>
            <text:p text:style-name="P14"><text:span text:style-name="T70"/></text:p>
            <text:p text:style-name="P14"><text:span text:style-name="T27"><text:s text:c="4"/></text:span><text:span text:style-name="T31">@Produces</text:span></text:p>
            <text:p text:style-name="P1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1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15"><text:span text:style-name="T70"><text:s text:c="4"/></text:span><text:span text:style-name="T70">}</text:span></text:p>
            <text:p text:style-name="P14"><text:span text:style-name="T70"/></text:p>
            <text:p text:style-name="P14"><text:span text:style-name="T70">}</text:span></text:p>
            <text:p text:style-name="P14"><text:span text:style-name="T70"/></text:p>
            <text:p text:style-name="P1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14"><text:span text:style-name="T70"/></text:p>
            <text:p text:style-name="P14"><text:span text:style-name="T27"><text:s text:c="4"/></text:span><text:span text:style-name="T31">@Inject</text:span></text:p>
            <text:p text:style-name="P14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5">database</text:span><text:span text:style-name="T27">;</text:span></text:p>
            <text:p text:style-name="P14"><text:span text:style-name="T70"/></text:p>
            <text:p text:style-name="P15"><text:span text:style-name="T7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have scope</text:p>
          </draw:text-box>
        </draw:frame>
        <draw:frame presentation:style-name="pr5" draw:text-style-name="P16" draw:layer="layout" svg:width="25.199cm" svg:height="13.859cm" svg:x="1.4cm" svg:y="4.914cm" presentation:class="outline">
          <draw:text-box>
            <text:p text:style-name="P14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14"><text:span text:style-name="T70"/></text:p>
            <text:p text:style-name="P14"><text:span text:style-name="T27"><text:s text:c="4"/></text:span><text:span text:style-name="T31">@Produces</text:span></text:p>
            <text:p text:style-name="P14"><text:span text:style-name="T32"><text:s text:c="4"/></text:span><text:span text:style-name="T31">@ApplicationScoped</text:span></text:p>
            <text:p text:style-name="P1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1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15"><text:span text:style-name="T70"><text:s text:c="4"/></text:span><text:span text:style-name="T70">}</text:span></text:p>
            <text:p text:style-name="P14"><text:span text:style-name="T70"/></text:p>
            <text:p text:style-name="P14"><text:span text:style-name="T70">}</text:span></text:p>
            <text:p text:style-name="P14"><text:span text:style-name="T7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clean up</text:p>
          </draw:text-box>
        </draw:frame>
        <draw:frame presentation:style-name="pr5" draw:text-style-name="P9" draw:layer="layout" svg:width="25.199cm" svg:height="13.859cm" svg:x="1.4cm" svg:y="5.709cm" presentation:class="outline" presentation:user-transformed="true">
          <draw:text-box>
            <text:p text:style-name="P17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17"><text:span text:style-name="T70"/></text:p>
            <text:p text:style-name="P17"><text:span text:style-name="T27"><text:s text:c="4"/></text:span><text:span text:style-name="T31">@Produces</text:span></text:p>
            <text:p text:style-name="P17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openDatabase</text:span><text:span text:style-name="T27"> () {</text:span></text:p>
            <text:p text:style-name="P17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18"><text:span text:style-name="T70"><text:s text:c="4"/></text:span><text:span text:style-name="T70">}</text:span></text:p>
            <text:p text:style-name="P17"><text:span text:style-name="T70"/></text:p>
            <text:p text:style-name="P17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loseDatabase</text:span><text:span text:style-name="T27"> (</text:span><text:span text:style-name="T31">@Disposes</text:span><text:span text:style-name="T27"> </text:span><text:span text:style-name="T28">Database</text:span><text:span text:style-name="T27"> </text:span><text:span text:style-name="T60">database</text:span><text:span text:style-name="T27">) {</text:span></text:p>
            <text:p text:style-name="P17"><text:span text:style-name="T27"><text:s text:c="8"/></text:span><text:span text:style-name="T71">database</text:span><text:span text:style-name="T27">.close();</text:span></text:p>
            <text:p text:style-name="P18"><text:span text:style-name="T70"><text:s text:c="4"/></text:span><text:span text:style-name="T70">}</text:span></text:p>
            <text:p text:style-name="P17"><text:span text:style-name="T70"/></text:p>
            <text:p text:style-name="P18"><text:span text:style-name="T7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ection poi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ss, constructor, method, params metadata</text:p>
              </text:list-item>
            </text:list>
            <text:p text:style-name="P17"><text:span text:style-name="T26">public</text:span><text:span text:style-name="T27"> </text:span><text:span text:style-name="T26">class</text:span><text:span text:style-name="T27"> </text:span><text:span text:style-name="T28">LogProducer</text:span><text:span text:style-name="T27"> {</text:span></text:p>
            <text:p text:style-name="P17"><text:span text:style-name="T30"/></text:p>
            <text:p text:style-name="P17"><text:span text:style-name="T27"><text:s text:c="4"/></text:span><text:span text:style-name="T31">@Produces</text:span></text:p>
            <text:p text:style-name="P17"><text:span text:style-name="T27"><text:s text:c="4"/></text:span><text:span text:style-name="T26">public</text:span><text:span text:style-name="T27"> </text:span><text:span text:style-name="T28">Logger</text:span><text:span text:style-name="T27"> </text:span><text:span text:style-name="T32">produceLog</text:span><text:span text:style-name="T27"> (</text:span><text:span text:style-name="T29">InjectionPoint</text:span><text:span text:style-name="T27"> </text:span><text:span text:style-name="T60">injectionPoint</text:span><text:span text:style-name="T27">) {</text:span></text:p>
            <text:p text:style-name="P17"><text:span text:style-name="T27"><text:s text:c="8"/></text:span><text:span text:style-name="T29">Member</text:span><text:span text:style-name="T27"> </text:span><text:span text:style-name="T60">member</text:span><text:span text:style-name="T27"> = </text:span><text:span text:style-name="T71">injectionPoint</text:span><text:span text:style-name="T27">.</text:span><text:span text:style-name="T61">getMember</text:span><text:span text:style-name="T27">();</text:span></text:p>
            <text:p text:style-name="P17"><text:span text:style-name="T27"><text:s text:c="8"/></text:span><text:span text:style-name="T28">Class</text:span><text:span text:style-name="T27">&lt;?&gt; </text:span><text:span text:style-name="T60">clazz</text:span><text:span text:style-name="T27"> = </text:span><text:span text:style-name="T71">member</text:span><text:span text:style-name="T27">.</text:span><text:span text:style-name="T61">getDeclaringClass</text:span><text:span text:style-name="T27">();</text:span></text:p>
            <text:p text:style-name="P17"><text:span text:style-name="T27"><text:s text:c="8"/></text:span><text:span text:style-name="T26">return</text:span><text:span text:style-name="T27"> </text:span><text:span text:style-name="T28">Logger</text:span><text:span text:style-name="T27">.</text:span><text:span text:style-name="T61">getLogger</text:span><text:span text:style-name="T27">(</text:span><text:span text:style-name="T71">clazz</text:span><text:span text:style-name="T27">.getName());</text:span></text:p>
            <text:p text:style-name="P18"><text:span text:style-name="T30"><text:s text:c="4"/></text:span><text:span text:style-name="T30">}</text:span></text:p>
            <text:p text:style-name="P17"><text:span text:style-name="T30"/></text:p>
            <text:p text:style-name="P18"><text:span text:style-name="T3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. points have no type erasure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17"><text:span text:style-name="T26">public</text:span><text:span text:style-name="T27"> </text:span><text:span text:style-name="T26">class</text:span><text:span text:style-name="T27"> </text:span><text:span text:style-name="T28">MapProducer</text:span><text:span text:style-name="T27"> {</text:span></text:p>
            <text:p text:style-name="P17"><text:span text:style-name="T30"/></text:p>
            <text:p text:style-name="P17"><text:span text:style-name="T27"><text:s text:c="4"/></text:span><text:span text:style-name="T31">@Produces</text:span></text:p>
            <text:p text:style-name="P17"><text:span text:style-name="T27"><text:s text:c="4"/></text:span><text:span text:style-name="T26">public</text:span><text:span text:style-name="T27"> &lt;</text:span><text:span text:style-name="T28">K</text:span><text:span text:style-name="T27">, </text:span><text:span text:style-name="T28">V</text:span><text:span text:style-name="T27">&gt; </text:span><text:span text:style-name="T29">Map</text:span><text:span text:style-name="T27">&lt;</text:span><text:span text:style-name="T28">K</text:span><text:span text:style-name="T27">, </text:span><text:span text:style-name="T28">V</text:span><text:span text:style-name="T27">&gt; </text:span><text:span text:style-name="T32">produceMap</text:span><text:span text:style-name="T27"> (</text:span><text:span text:style-name="T29">InjectionPoint</text:span><text:span text:style-name="T27"> </text:span><text:span text:style-name="T60">ip</text:span><text:span text:style-name="T27">) {</text:span></text:p>
            <text:p text:style-name="P17"><text:span text:style-name="T27"><text:s text:c="8"/></text:span><text:span text:style-name="T26">if</text:span><text:span text:style-name="T27">( valueIsNumber(</text:span><text:span text:style-name="T71">ip</text:span><text:span text:style-name="T27">.</text:span><text:span text:style-name="T61">getType</text:span><text:span text:style-name="T27">()) ){</text:span></text:p>
            <text:p text:style-name="P17"><text:span text:style-name="T27"><text:s text:c="12"/></text:span><text:span text:style-name="T26">return</text:span><text:span text:style-name="T27"> </text:span><text:span text:style-name="T26">new</text:span><text:span text:style-name="T27"> </text:span><text:span text:style-name="T28">TreeMap</text:span><text:span text:style-name="T27">&lt;&gt;();</text:span></text:p>
            <text:p text:style-name="P18"><text:span text:style-name="T30"><text:s text:c="8"/></text:span><text:span text:style-name="T30">}</text:span></text:p>
            <text:p text:style-name="P17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HashMap</text:span><text:span text:style-name="T27">&lt;&gt;();</text:span></text:p>
            <text:p text:style-name="P18"><text:span text:style-name="T30"><text:s text:c="4"/></text:span><text:span text:style-name="T30">}</text:span></text:p>
            <text:p text:style-name="P17"><text:span text:style-name="T30"/></text:p>
            <text:p text:style-name="P17"><text:span text:style-name="T3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5" draw:text-style-name="P9" draw:layer="layout" svg:width="25.199cm" svg:height="14.941cm" svg:x="1.4cm" svg:y="4.929cm" presentation:class="outline" presentation:user-transformed="true">
          <draw:text-box>
            <text:p text:style-name="P17"><text:span text:style-name="T26">public</text:span><text:span text:style-name="T27"> </text:span><text:span text:style-name="T26">class</text:span><text:span text:style-name="T27"> </text:span><text:span text:style-name="T28">RecordDatabase</text:span><text:span text:style-name="T27"> {</text:span></text:p>
            <text:p text:style-name="P17"><text:span text:style-name="T70"/></text:p>
            <text:p text:style-name="P17"><text:span text:style-name="T27"><text:s text:c="4"/></text:span><text:span text:style-name="T31">@Inject</text:span></text:p>
            <text:p text:style-name="P17"><text:span text:style-name="T27"><text:s text:c="4"/></text:span><text:span text:style-name="T26">private</text:span><text:span text:style-name="T27"> </text:span><text:span text:style-name="T29">Event</text:span><text:span text:style-name="T27">&lt;</text:span><text:span text:style-name="T28">Record</text:span><text:span text:style-name="T27">&gt; </text:span><text:span text:style-name="T35">recordAdded</text:span><text:span text:style-name="T27">;</text:span></text:p>
            <text:p text:style-name="P17"><text:span text:style-name="T70"/></text:p>
            <text:p text:style-name="P17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Record</text:span><text:span text:style-name="T27"> (</text:span><text:span text:style-name="T28">Record</text:span><text:span text:style-name="T27"> </text:span><text:span text:style-name="T60">record</text:span><text:span text:style-name="T27">) {</text:span></text:p>
            <text:p text:style-name="P17"><text:span text:style-name="T27"><text:s text:c="8"/></text:span><text:span text:style-name="T35">recordAdded</text:span><text:span text:style-name="T27">.</text:span><text:span text:style-name="T61">fire</text:span><text:span text:style-name="T27">(</text:span><text:span text:style-name="T71">record</text:span><text:span text:style-name="T27">);</text:span></text:p>
            <text:p text:style-name="P18"><text:span text:style-name="T70"><text:s text:c="4"/></text:span><text:span text:style-name="T70">}</text:span></text:p>
            <text:p text:style-name="P17"><text:span text:style-name="T70"/></text:p>
            <text:p text:style-name="P18"><text:span text:style-name="T70">}</text:span></text:p>
            <text:p text:style-name="P18"><text:span text:style-name="T70"/></text:p>
            <text:p text:style-name="P17"><text:span text:style-name="T26">public</text:span><text:span text:style-name="T27"> </text:span><text:span text:style-name="T26">class</text:span><text:span text:style-name="T27"> </text:span><text:span text:style-name="T28">RecordLogger</text:span><text:span text:style-name="T27"> {</text:span></text:p>
            <text:p text:style-name="P17"><text:span text:style-name="T70"/></text:p>
            <text:p text:style-name="P17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istenRecord</text:span><text:span text:style-name="T27"> (</text:span><text:span text:style-name="T31">@Observes</text:span><text:span text:style-name="T27"> </text:span><text:span text:style-name="T28">Record</text:span><text:span text:style-name="T27"> </text:span><text:span text:style-name="T60">record</text:span><text:span text:style-name="T27">) {</text:span></text:p>
            <text:p text:style-name="P17"><text:span text:style-name="T27"><text:s text:c="8"/></text:span><text:span text:style-name="T28">System</text:span><text:span text:style-name="T27">.</text:span><text:span text:style-name="T36">out</text:span><text:span text:style-name="T27">.println(</text:span><text:span text:style-name="T33">"Received: "</text:span><text:span text:style-name="T27"> + </text:span><text:span text:style-name="T71">record</text:span><text:span text:style-name="T27">);</text:span></text:p>
            <text:p text:style-name="P18"><text:span text:style-name="T70"><text:s text:c="4"/></text:span><text:span text:style-name="T70">}</text:span></text:p>
            <text:p text:style-name="P17"><text:span text:style-name="T70"/></text:p>
            <text:p text:style-name="P18"><text:span text:style-name="T7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 details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Events should not be a bean because it is tricky</text:p>
              </text:list-item>
              <text:list-item>
                <text:p>Context issues can ari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can be qualified</text:p>
          </draw:text-box>
        </draw:frame>
        <draw:frame presentation:style-name="pr5" draw:text-style-name="P12" draw:layer="layout" svg:width="25.199cm" svg:height="14.901cm" svg:x="1.4cm" svg:y="5.755cm" presentation:class="outline" presentation:user-transformed="true">
          <draw:text-box>
            <text:p text:style-name="P19"><text:span text:style-name="T42">public</text:span><text:span text:style-name="T43"> </text:span><text:span text:style-name="T42">class</text:span><text:span text:style-name="T43"> </text:span><text:span text:style-name="T44">RecordDatabase</text:span><text:span text:style-name="T43"> {</text:span></text:p>
            <text:p text:style-name="P19"><text:span text:style-name="T45"/></text:p>
            <text:p text:style-name="P19"><text:span text:style-name="T43"><text:s text:c="4"/></text:span><text:span text:style-name="T46">@Inject</text:span></text:p>
            <text:p text:style-name="P19"><text:span text:style-name="T43"><text:s text:c="4"/></text:span><text:span text:style-name="T42">private</text:span><text:span text:style-name="T43"> </text:span><text:span text:style-name="T47">Event</text:span><text:span text:style-name="T43">&lt;</text:span><text:span text:style-name="T44">Record</text:span><text:span text:style-name="T43">&gt; </text:span><text:span text:style-name="T48">recordAdded</text:span><text:span text:style-name="T43">;</text:span></text:p>
            <text:p text:style-name="P19"><text:span text:style-name="T45"/></text:p>
            <text:p text:style-name="P19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addRecord</text:span><text:span text:style-name="T43"> (</text:span><text:span text:style-name="T44">Record</text:span><text:span text:style-name="T43"> </text:span><text:span text:style-name="T50">record</text:span><text:span text:style-name="T43">) {</text:span></text:p>
            <text:p text:style-name="P19"><text:span text:style-name="T43"><text:s text:c="8"/></text:span><text:span text:style-name="T47">Annotation</text:span><text:span text:style-name="T43"> </text:span><text:span text:style-name="T50">annotation</text:span><text:span text:style-name="T43"> = </text:span><text:span text:style-name="T42">new</text:span><text:span text:style-name="T43"> </text:span><text:span text:style-name="T51">AnnotationLiteral</text:span><text:span text:style-name="T43">&lt;</text:span><text:span text:style-name="T46">Added</text:span><text:span text:style-name="T43">&gt;() {};</text:span></text:p>
            <text:p text:style-name="P19"><text:span text:style-name="T43"><text:s text:c="8"/></text:span><text:span text:style-name="T48">recordAdded</text:span><text:span text:style-name="T43">.</text:span><text:span text:style-name="T52">select</text:span><text:span text:style-name="T43">(</text:span><text:span text:style-name="T53">annotation</text:span><text:span text:style-name="T43">).</text:span><text:span text:style-name="T52">fire</text:span><text:span text:style-name="T43">(</text:span><text:span text:style-name="T53">record</text:span><text:span text:style-name="T43">);</text:span></text:p>
            <text:p text:style-name="P20"><text:span text:style-name="T45"><text:s text:c="4"/></text:span><text:span text:style-name="T45">}</text:span></text:p>
            <text:p text:style-name="P19"><text:span text:style-name="T45"/></text:p>
            <text:p text:style-name="P20"><text:span text:style-name="T45">}</text:span></text:p>
            <text:p text:style-name="P20"><text:span text:style-name="T45"/></text:p>
            <text:p text:style-name="P19"><text:span text:style-name="T42">public</text:span><text:span text:style-name="T43"> </text:span><text:span text:style-name="T42">class</text:span><text:span text:style-name="T43"> </text:span><text:span text:style-name="T44">RecordLogger</text:span><text:span text:style-name="T43"> {</text:span></text:p>
            <text:p text:style-name="P19"><text:span text:style-name="T45"/></text:p>
            <text:p text:style-name="P19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objectEvent</text:span><text:span text:style-name="T43"> (</text:span><text:span text:style-name="T46">@Observes</text:span><text:span text:style-name="T43"> </text:span><text:span text:style-name="T44">Object</text:span><text:span text:style-name="T43"> </text:span><text:span text:style-name="T50">object</text:span><text:span text:style-name="T43">) {}</text:span></text:p>
            <text:p text:style-name="P19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Event</text:span><text:span text:style-name="T43"> (</text:span><text:span text:style-name="T46">@Observes</text:span><text:span text:style-name="T43"> </text:span><text:span text:style-name="T44">Record</text:span><text:span text:style-name="T43"> </text:span><text:span text:style-name="T50">record</text:span><text:span text:style-name="T43">) {}</text:span></text:p>
            <text:p text:style-name="P19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Added</text:span><text:span text:style-name="T43"> (</text:span><text:span text:style-name="T46">@Observes</text:span><text:span text:style-name="T43"> </text:span><text:span text:style-name="T46">@Added</text:span><text:span text:style-name="T43"> </text:span><text:span text:style-name="T44">Record</text:span><text:span text:style-name="T43"> </text:span><text:span text:style-name="T50">record</text:span><text:span text:style-name="T43">) {}</text:span></text:p>
            <text:p text:style-name="P19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Deleted</text:span><text:span text:style-name="T43"> (</text:span><text:span text:style-name="T46">@Observes</text:span><text:span text:style-name="T43"> </text:span><text:span text:style-name="T46">@Deleted</text:span><text:span text:style-name="T43"> </text:span><text:span text:style-name="T44">Record</text:span><text:span text:style-name="T43"> </text:span><text:span text:style-name="T50">record</text:span><text:span text:style-name="T43">) {}</text:span></text:p>
            <text:p text:style-name="P19"><text:span text:style-name="T45"/></text:p>
            <text:p text:style-name="P20"><text:span text:style-name="T4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have no type erasure</text:p>
          </draw:text-box>
        </draw:frame>
        <draw:frame presentation:style-name="pr5" draw:text-style-name="P12" draw:layer="layout" svg:width="25.199cm" svg:height="13.859cm" svg:x="1.4cm" svg:y="4.914cm" presentation:class="outline">
          <draw:text-box>
            <text:p text:style-name="P19"><text:span text:style-name="T42">public</text:span><text:span text:style-name="T43"> </text:span><text:span text:style-name="T42">class</text:span><text:span text:style-name="T43"> </text:span><text:span text:style-name="T44">RecordLogger</text:span><text:span text:style-name="T43"> {</text:span></text:p>
            <text:p text:style-name="P19"><text:span text:style-name="T72"/></text:p>
            <text:p text:style-name="P19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String</text:span><text:span text:style-name="T43"> (</text:span><text:span text:style-name="T46">@Observes</text:span><text:span text:style-name="T43"> </text:span><text:span text:style-name="T44">Record</text:span><text:span text:style-name="T43">&lt;</text:span><text:span text:style-name="T44">String</text:span><text:span text:style-name="T43">&gt; </text:span><text:span text:style-name="T50">record</text:span><text:span text:style-name="T43">) {}</text:span></text:p>
            <text:p text:style-name="P19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Number</text:span><text:span text:style-name="T43"> (</text:span><text:span text:style-name="T46">@Observes</text:span><text:span text:style-name="T43"> </text:span><text:span text:style-name="T44">Record</text:span><text:span text:style-name="T43">&lt;</text:span><text:span text:style-name="T51">Number</text:span><text:span text:style-name="T43">&gt; </text:span><text:span text:style-name="T50">record</text:span><text:span text:style-name="T43">) {}</text:span></text:p>
            <text:p text:style-name="P19"><text:span text:style-name="T72"/></text:p>
            <text:p text:style-name="P20"><text:span text:style-name="T7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built-in eve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17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Request</text:span><text:span text:style-name="T27">(</text:span><text:span text:style-name="T31">@Observes</text:span><text:span text:style-name="T27"> </text:span><text:span text:style-name="T31">@Initialized</text:span><text:span text:style-name="T27">(</text:span><text:span text:style-name="T31">RequestScoped</text:span><text:span text:style-name="T27">.</text:span><text:span text:style-name="T26">class</text:span><text:span text:style-name="T27">) </text:span><text:span text:style-name="T29">ServletRequest</text:span><text:span text:style-name="T27"> </text:span><text:span text:style-name="T60">req</text:span><text:span text:style-name="T27">) {}</text:span></text:p>
            <text:p text:style-name="P17"><text:span text:style-name="T27"/></text:p>
            <text:p text:style-name="P17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Request</text:span><text:span text:style-name="T27">(</text:span><text:span text:style-name="T31">@Observes</text:span><text:span text:style-name="T27"> </text:span><text:span text:style-name="T31">@Destroyed</text:span><text:span text:style-name="T27">(</text:span><text:span text:style-name="T31">RequestScoped</text:span><text:span text:style-name="T27">.</text:span><text:span text:style-name="T26">class</text:span><text:span text:style-name="T27">) </text:span><text:span text:style-name="T29">HttpSession</text:span><text:span text:style-name="T27"> </text:span><text:span text:style-name="T60">req</text:span><text:span text:style-name="T27">) {}</text:span></text:p>
            <text:p text:style-name="P17"><text:span text:style-name="T27"/></text:p>
            <text:p text:style-name="P17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Session</text:span><text:span text:style-name="T27">(</text:span><text:span text:style-name="T31">@Observes</text:span><text:span text:style-name="T27"> </text:span><text:span text:style-name="T31">@Initialized</text:span><text:span text:style-name="T27">(</text:span><text:span text:style-name="T31">SessionScoped</text:span><text:span text:style-name="T27">.</text:span><text:span text:style-name="T26">class</text:span><text:span text:style-name="T27">) </text:span><text:span text:style-name="T29">ServletRequest</text:span><text:span text:style-name="T27"> </text:span><text:span text:style-name="T60">req</text:span><text:span text:style-name="T27">) {}</text:span></text:p>
            <text:p text:style-name="P17"><text:span text:style-name="T27"/></text:p>
            <text:p text:style-name="P17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Session</text:span><text:span text:style-name="T27">(</text:span><text:span text:style-name="T31">@Observes</text:span><text:span text:style-name="T27"> </text:span><text:span text:style-name="T31">@Destroyed</text:span><text:span text:style-name="T27">(</text:span><text:span text:style-name="T31">SessionScoped</text:span><text:span text:style-name="T27">.</text:span><text:span text:style-name="T26">class</text:span><text:span text:style-name="T27">) </text:span><text:span text:style-name="T29">HttpSession</text:span><text:span text:style-name="T27"> </text:span><text:span text:style-name="T60">req</text:span><text:span text:style-name="T27">) {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17H32M35S</meta:editing-duration>
    <meta:editing-cycles>296</meta:editing-cycles>
    <meta:generator>OpenOffice/4.1.5$Win32 OpenOffice.org_project/415m1$Build-9789</meta:generator>
    <dc:date>2019-07-11T03:25:10.75</dc:date>
    <meta:document-statistic meta:object-count="257"/>
  </office:meta>
</office:document-meta>
</file>